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Text_20_body">
      <style:text-properties officeooo:rsid="003c065f" officeooo:paragraph-rsid="003c065f"/>
    </style:style>
    <style:style style:name="P12" style:family="paragraph" style:parent-style-name="Bibliography_20_1">
      <style:paragraph-properties>
        <style:tab-stops/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Title" style:master-page-name="First_20_Page">
      <style:paragraph-properties style:page-number="auto"/>
    </style:style>
    <style:style style:name="P15" style:family="paragraph" style:parent-style-name="Heading_20_2">
      <style:text-properties officeooo:rsid="0039509b" officeooo:paragraph-rsid="0039509b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 style:list-style-name=""/>
    <style:style style:name="P20" style:family="paragraph" style:parent-style-name="Heading_20_1">
      <style:text-properties officeooo:rsid="00275d40"/>
    </style:style>
    <style:style style:name="P21" style:family="paragraph" style:parent-style-name="Heading_20_1">
      <style:text-properties officeooo:rsid="00275d40" officeooo:paragraph-rsid="0039509b"/>
    </style:style>
    <style:style style:name="P22" style:family="paragraph" style:parent-style-name="Heading_20_1">
      <style:paragraph-properties fo:break-before="page"/>
      <style:text-properties officeooo:rsid="002255a7" officeooo:paragraph-rsid="002255a7"/>
    </style:style>
    <style:style style:name="P23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Testing - Rypto</text:span><text:line-break/><text:date style:data-style-name="N10076" text:date-value="2017-04-11T15:44:17.103641191">April 11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6"><text:a xlink:type="simple" xlink:href="#__RefHeading___Toc114_700232704" text:style-name="Index_20_Link" text:visited-style-name="Index_20_Link">Preface<text:tab/>2</text:a></text:p>
          <text:p text:style-name="P16"><text:a xlink:type="simple" xlink:href="#__RefHeading___Toc97_1780184291" text:style-name="Index_20_Link" text:visited-style-name="Index_20_Link">Testing arrangements<text:tab/>2</text:a></text:p>
          <text:p text:style-name="P16"><text:a xlink:type="simple" xlink:href="#__RefHeading___Toc99_1780184291" text:style-name="Index_20_Link" text:visited-style-name="Index_20_Link">Test cases<text:tab/>2</text:a></text:p>
          <text:p text:style-name="P17"><text:a xlink:type="simple" xlink:href="#__RefHeading___Toc198_1631650761" text:style-name="Index_20_Link" text:visited-style-name="Index_20_Link">Unit tests<text:tab/>2</text:a></text:p>
          <text:p text:style-name="P13"><text:a xlink:type="simple" xlink:href="#__RefHeading___Toc104_1592691439" text:style-name="Index_20_Link" text:visited-style-name="Index_20_Link">AES_makeword<text:tab/>2</text:a></text:p>
          <text:p text:style-name="P13"><text:a xlink:type="simple" xlink:href="#__RefHeading___Toc301_2091130347" text:style-name="Index_20_Link" text:visited-style-name="Index_20_Link">AES_RotWord, AES_SubWord<text:tab/>2</text:a></text:p>
          <text:p text:style-name="P13"><text:a xlink:type="simple" xlink:href="#__RefHeading___Toc221_1080944564" text:style-name="Index_20_Link" text:visited-style-name="Index_20_Link">AES_KeyExpansion<text:tab/>2</text:a></text:p>
          <text:p text:style-name="P13"><text:a xlink:type="simple" xlink:href="#__RefHeading___Toc739_1394101026" text:style-name="Index_20_Link" text:visited-style-name="Index_20_Link">AES_AddRoundKey, AES_SubBytes, AES_ShiftRows, AES_MixColumns<text:tab/>2</text:a></text:p>
          <text:p text:style-name="P13"><text:a xlink:type="simple" xlink:href="#__RefHeading___Toc158_546598042" text:style-name="Index_20_Link" text:visited-style-name="Index_20_Link">AES_Inv*<text:tab/>2</text:a></text:p>
          <text:p text:style-name="P13"><text:a xlink:type="simple" xlink:href="#__RefHeading___Toc160_546598042" text:style-name="Index_20_Link" text:visited-style-name="Index_20_Link">AES_encrypt, AES_decrypt<text:tab/>2</text:a></text:p>
          <text:p text:style-name="P17"><text:a xlink:type="simple" xlink:href="#__RefHeading___Toc200_1631650761" text:style-name="Index_20_Link" text:visited-style-name="Index_20_Link">Integration tests<text:tab/>3</text:a></text:p>
          <text:p text:style-name="P17"><text:a xlink:type="simple" xlink:href="#__RefHeading___Toc202_1631650761" text:style-name="Index_20_Link" text:visited-style-name="Index_20_Link">Performance tests<text:tab/>3</text:a></text:p>
          <text:p text:style-name="P16"><text:a xlink:type="simple" xlink:href="#__RefHeading___Toc272_751058595" text:style-name="Index_20_Link" text:visited-style-name="Index_20_Link">How to repeat tests<text:tab/>3</text:a></text:p>
          <text:p text:style-name="P17"><text:a xlink:type="simple" xlink:href="#__RefHeading___Toc162_546598042" text:style-name="Index_20_Link" text:visited-style-name="Index_20_Link">Unit tests<text:tab/>3</text:a></text:p>
          <text:p text:style-name="P17"><text:a xlink:type="simple" xlink:href="#__RefHeading___Toc204_1631650761" text:style-name="Index_20_Link" text:visited-style-name="Index_20_Link">Integration tests<text:tab/>3</text:a></text:p>
          <text:p text:style-name="P17"><text:a xlink:type="simple" xlink:href="#__RefHeading___Toc206_1631650761" text:style-name="Index_20_Link" text:visited-style-name="Index_20_Link">Performance tests<text:tab/>3</text:a></text:p>
          <text:p text:style-name="P16"><text:a xlink:type="simple" xlink:href="#__RefHeading___Toc103_1780184291" text:style-name="Index_20_Link" text:visited-style-name="Index_20_Link">Test results<text:tab/>3</text:a></text:p>
          <text:p text:style-name="P17"><text:a xlink:type="simple" xlink:href="#__RefHeading___Toc208_1631650761" text:style-name="Index_20_Link" text:visited-style-name="Index_20_Link">Unit tests<text:tab/>3</text:a></text:p>
          <text:p text:style-name="P17"><text:a xlink:type="simple" xlink:href="#__RefHeading___Toc210_1631650761" text:style-name="Index_20_Link" text:visited-style-name="Index_20_Link">Integration tests<text:tab/>3</text:a></text:p>
          <text:p text:style-name="P17"><text:a xlink:type="simple" xlink:href="#__RefHeading___Toc212_1631650761" text:style-name="Index_20_Link" text:visited-style-name="Index_20_Link">Performance tests<text:tab/>3</text:a></text:p>
          <text:p text:style-name="P16"><text:a xlink:type="simple" xlink:href="#__RefHeading___Toc1275_1087181441" text:style-name="Index_20_Link" text:visited-style-name="Index_20_Link">References<text:tab/>3</text:a></text:p>
        </text:index-body>
      </text:table-of-content>
      <text:p text:style-name="Text_20_body"/>
      <text:h text:style-name="P19" text:outline-level="1"/>
      <text:h text:style-name="P22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20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<text:span text:style-name="T7">er</text:span>-level tests are implemented <text:span text:style-name="T7">as a</text:span> shell script.</text:p>
      <text:h text:style-name="P21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7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5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5">Selected test cases were the following:</text:p>
      <text:list xml:id="list5354093857986463680" text:style-name="L1">
        <text:list-item>
          <text:p text:style-name="P23">A key with all bits zero.</text:p>
        </text:list-item>
        <text:list-item>
          <text:p text:style-name="P23">A key with all bits one.</text:p>
        </text:list-item>
        <text:list-item>
          <text:p text:style-name="P23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8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<text:soft-page-break/>Integration tests<text:bookmark-end text:name="__RefHeading___Toc200_1631650761"/></text:h>
      <text:h text:style-name="Heading_20_2" text:outline-level="2"><text:bookmark-start text:name="__RefHeading___Toc202_1631650761"/>Performance tests<text:bookmark-end text:name="__RefHeading___Toc202_1631650761"/></text:h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7">Say </text:p>
      <text:p text:style-name="Code">cradle build</text:p>
      <text:p text:style-name="P7">from the command line.</text:p>
      <text:h text:style-name="Heading_20_2" text:outline-level="2"><text:bookmark-start text:name="__RefHeading___Toc204_1631650761"/>Integration tests<text:bookmark-end text:name="__RefHeading___Toc204_1631650761"/></text:h>
      <text:p text:style-name="P11">Integration tests are located on directory tests/.</text:p>
      <text:h text:style-name="Heading_20_2" text:outline-level="2"><text:bookmark-start text:name="__RefHeading___Toc206_1631650761"/>Performance tests<text:bookmark-end text:name="__RefHeading___Toc206_1631650761"/></text:h>
      <text:p text:style-name="P11">Performance tests are located on directory tests/.</text:p>
      <text:h text:style-name="P20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6">on both development machine (Mac OS X) and melkki (Ubuntu Linux)</text:span>.</text:p>
      <text:h text:style-name="P15" text:outline-level="2"><text:bookmark-start text:name="__RefHeading___Toc210_1631650761"/>Integration tests<text:bookmark-end text:name="__RefHeading___Toc210_1631650761"/></text:h>
      <text:h text:style-name="Heading_20_2" text:outline-level="2"><text:bookmark-start text:name="__RefHeading___Toc212_1631650761"/>Performance tests<text:bookmark-end text:name="__RefHeading___Toc212_1631650761"/></text:h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4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5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emai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collection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journ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nu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sters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isc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  <text:index-entry-span>, </text:index-entry-span>
            <text:index-entry-bibliography text:style-name="_34__20_" text:bibliography-data-field="url"/>
          </text:bibliography-entry-template>
          <text:bibliography-entry-template text:bibliography-type="phd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techrepor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unpublished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www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2">FIPS197: U.S. Department of Commerce/National Institute of Standards and Technology, Federal Information Processing Standard, FIPS PUB 197 Advanced Encryption Standard (AES), 2001</text:p>
          <text:p text:style-name="P12">SAMIAM: Trenholme, Sam, Rijndael's key schedule, 2016, http://www.samiam.org/key-schedule.html</text:p>
        </text:index-body>
      </text:bibliography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5:44:17.054721000</dc:date>
    <dc:creator>Riku Kalinen</dc:creator>
    <meta:editing-duration>PT1H56M12S</meta:editing-duration>
    <meta:editing-cycles>33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67" meta:word-count="324" meta:character-count="2150" meta:non-whitespace-character-count="1892"/>
  </office:meta>
</office:document-meta>
</file>